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_31_-2-2-4" style:display-name="1-2-2-4" style:family="table">
      <style:table-properties style:width="17cm" table:align="margins"/>
    </style:style>
    <style:style style:name="_31_-2-2-4.A" style:display-name="1-2-2-4.A" style:family="table-column">
      <style:table-column-properties style:column-width="3.401cm" style:rel-column-width="13107*"/>
    </style:style>
    <style:style style:name="_31_-2-2-4.A1" style:display-name="1-2-2-4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31_-2-2-4.E1" style:display-name="1-2-2-4.E1" style:family="table-cell">
      <style:table-cell-properties fo:background-color="#adc5e7" fo:padding="0.097cm" fo:border="0.05pt solid #000000">
        <style:background-image/>
      </style:table-cell-properties>
    </style:style>
    <style:style style:name="_31_-2-2-4.A2" style:display-name="1-2-2-4.A2" style:family="table-cell">
      <style:table-cell-properties fo:padding="0.097cm" fo:border-left="0.05pt solid #000000" fo:border-right="none" fo:border-top="none" fo:border-bottom="0.05pt solid #000000"/>
    </style:style>
    <style:style style:name="_31_-2-2-4.B2" style:display-name="1-2-2-4.B2" style:family="table-cell">
      <style:table-cell-properties fo:padding="0.097cm" fo:border-left="0.05pt solid #000000" fo:border-right="none" fo:border-top="none" fo:border-bottom="0.05pt solid #000000"/>
    </style:style>
    <style:style style:name="_31_-2-2-4.C2" style:display-name="1-2-2-4.C2" style:family="table-cell">
      <style:table-cell-properties fo:padding="0.097cm" fo:border-left="0.05pt solid #000000" fo:border-right="none" fo:border-top="none" fo:border-bottom="0.05pt solid #000000"/>
    </style:style>
    <style:style style:name="_31_-2-2-4.D2" style:display-name="1-2-2-4.D2" style:family="table-cell">
      <style:table-cell-properties fo:padding="0.097cm" fo:border-left="0.05pt solid #000000" fo:border-right="none" fo:border-top="none" fo:border-bottom="0.05pt solid #000000"/>
    </style:style>
    <style:style style:name="_31_-2-2-4.E2" style:display-name="1-2-2-4.E2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3" style:display-name="1-2-2-4.A3" style:family="table-cell">
      <style:table-cell-properties fo:padding="0.097cm" fo:border-left="0.05pt solid #000000" fo:border-right="none" fo:border-top="none" fo:border-bottom="0.05pt solid #000000"/>
    </style:style>
    <style:style style:name="_31_-2-2-4.B3" style:display-name="1-2-2-4.B3" style:family="table-cell">
      <style:table-cell-properties fo:padding="0.097cm" fo:border-left="0.05pt solid #000000" fo:border-right="none" fo:border-top="none" fo:border-bottom="0.05pt solid #000000"/>
    </style:style>
    <style:style style:name="_31_-2-2-4.C3" style:display-name="1-2-2-4.C3" style:family="table-cell">
      <style:table-cell-properties fo:padding="0.097cm" fo:border-left="0.05pt solid #000000" fo:border-right="none" fo:border-top="none" fo:border-bottom="0.05pt solid #000000"/>
    </style:style>
    <style:style style:name="_31_-2-2-4.D3" style:display-name="1-2-2-4.D3" style:family="table-cell">
      <style:table-cell-properties fo:padding="0.097cm" fo:border-left="0.05pt solid #000000" fo:border-right="none" fo:border-top="none" fo:border-bottom="0.05pt solid #000000"/>
    </style:style>
    <style:style style:name="_31_-2-2-4.E3" style:display-name="1-2-2-4.E3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4" style:display-name="1-2-2-4.A4" style:family="table-cell">
      <style:table-cell-properties fo:padding="0.097cm" fo:border-left="0.05pt solid #000000" fo:border-right="none" fo:border-top="none" fo:border-bottom="0.05pt solid #000000"/>
    </style:style>
    <style:style style:name="_31_-2-2-4.B4" style:display-name="1-2-2-4.B4" style:family="table-cell">
      <style:table-cell-properties fo:padding="0.097cm" fo:border-left="0.05pt solid #000000" fo:border-right="none" fo:border-top="none" fo:border-bottom="0.05pt solid #000000"/>
    </style:style>
    <style:style style:name="_31_-2-2-4.C4" style:display-name="1-2-2-4.C4" style:family="table-cell">
      <style:table-cell-properties fo:padding="0.097cm" fo:border-left="0.05pt solid #000000" fo:border-right="none" fo:border-top="none" fo:border-bottom="0.05pt solid #000000"/>
    </style:style>
    <style:style style:name="_31_-2-2-4.D4" style:display-name="1-2-2-4.D4" style:family="table-cell">
      <style:table-cell-properties fo:padding="0.097cm" fo:border-left="0.05pt solid #000000" fo:border-right="none" fo:border-top="none" fo:border-bottom="0.05pt solid #000000"/>
    </style:style>
    <style:style style:name="_31_-2-2-4.E4" style:display-name="1-2-2-4.E4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5" style:display-name="1-2-2-4.A5" style:family="table-cell">
      <style:table-cell-properties fo:padding="0.097cm" fo:border-left="0.05pt solid #000000" fo:border-right="none" fo:border-top="none" fo:border-bottom="0.05pt solid #000000"/>
    </style:style>
    <style:style style:name="_31_-2-2-4.B5" style:display-name="1-2-2-4.B5" style:family="table-cell">
      <style:table-cell-properties fo:padding="0.097cm" fo:border-left="0.05pt solid #000000" fo:border-right="none" fo:border-top="none" fo:border-bottom="0.05pt solid #000000"/>
    </style:style>
    <style:style style:name="_31_-2-2-4.C5" style:display-name="1-2-2-4.C5" style:family="table-cell">
      <style:table-cell-properties fo:padding="0.097cm" fo:border-left="0.05pt solid #000000" fo:border-right="none" fo:border-top="none" fo:border-bottom="0.05pt solid #000000"/>
    </style:style>
    <style:style style:name="_31_-2-2-4.D5" style:display-name="1-2-2-4.D5" style:family="table-cell">
      <style:table-cell-properties fo:padding="0.097cm" fo:border-left="0.05pt solid #000000" fo:border-right="none" fo:border-top="none" fo:border-bottom="0.05pt solid #000000"/>
    </style:style>
    <style:style style:name="_31_-2-2-4.E5" style:display-name="1-2-2-4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1779" officeooo:paragraph-rsid="00191779"/>
    </style:style>
    <style:style style:name="P2" style:family="paragraph" style:parent-style-name="Table_20_Contents">
      <style:text-properties officeooo:rsid="001ac38a" officeooo:paragraph-rsid="001ac38a"/>
    </style:style>
    <style:style style:name="P3" style:family="paragraph" style:parent-style-name="Standard">
      <style:text-properties officeooo:rsid="0018fb48" officeooo:paragraph-rsid="0018fb48"/>
    </style:style>
    <style:style style:name="P4" style:family="paragraph" style:parent-style-name="Standard">
      <style:text-properties officeooo:rsid="001c24b6" officeooo:paragraph-rsid="001c24b6"/>
    </style:style>
    <style:style style:name="P5" style:family="paragraph" style:parent-style-name="Standard">
      <style:text-properties officeooo:rsid="001d06b1" officeooo:paragraph-rsid="001d06b1"/>
    </style:style>
    <style:style style:name="P6" style:family="paragraph" style:parent-style-name="Standard">
      <style:text-properties fo:font-size="18pt" fo:font-weight="bold" officeooo:rsid="0018fb48" officeooo:paragraph-rsid="0018fb48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fo:font-weight="bold" officeooo:rsid="001c24b6" officeooo:paragraph-rsid="001c24b6" style:font-size-asian="14pt" style:font-weight-asian="bold" style:font-size-complex="14pt" style:font-weight-complex="bold"/>
    </style:style>
    <style:style style:name="P8" style:family="paragraph" style:parent-style-name="Table_20_Heading">
      <style:text-properties officeooo:rsid="0018fb48" officeooo:paragraph-rsid="0018fb48" fo:background-color="transparen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officeooo:rsid="001b1e3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Лабораторная</text:span> работа. Что пропало?</text:p>
      <text:p text:style-name="P3"/>
      <text:p text:style-name="P3"/>
      <table:table table:name="1-2-2-4" table:style-name="_31_-2-2-4">
        <table:table-column table:style-name="_31_-2-2-4.A" table:number-columns-repeated="5"/>
        <table:table-header-rows>
          <table:table-row>
            <table:table-cell table:style-name="_31_-2-2-4.A1" office:value-type="string">
              <text:p text:style-name="P8">Дата инцидента</text:p>
            </table:table-cell>
            <table:table-cell table:style-name="_31_-2-2-4.A1" office:value-type="string">
              <text:p text:style-name="P8">Организация, в которой произошел инцидент</text:p>
            </table:table-cell>
            <table:table-cell table:style-name="_31_-2-2-4.A1" office:value-type="string">
              <text:p text:style-name="P8">Сколько было жертв?</text:p>
              <text:p text:style-name="P8">Что пропало?</text:p>
            </table:table-cell>
            <table:table-cell table:style-name="_31_-2-2-4.A1" office:value-type="string">
              <text:p text:style-name="P8">Какие эксплойты использовались?</text:p>
            </table:table-cell>
            <table:table-cell table:style-name="_31_-2-2-4.E1" office:value-type="string">
              <text:p text:style-name="P8">Справочные материалы</text:p>
            </table:table-cell>
          </table:table-row>
        </table:table-header-rows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><text:a xlink:type="simple" xlink:href="https://www.scmagazine.com/" text:style-name="Internet_20_link" text:visited-style-name="Visited_20_Internet_20_Link"/></text:p>
          </table:table-cell>
          <table:table-cell table:style-name="_31_-2-2-4.E5" office:value-type="string">
            <text:p text:style-name="P1"><text:a xlink:type="simple" xlink:href="http://www.scmagazine.com/attacker-accesses-5200-neiman-marcus-group-customer-accounts/article/470237/" text:style-name="Internet_20_link" text:visited-style-name="Visited_20_Internet_20_Link">SC Magazine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P1"><text:a xlink:type="simple" xlink:href="http://www.scmagazine.com/missing-drives-contained-phi-on-950k-centene-customers/article/467860/" text:style-name="Internet_20_link" text:visited-style-name="Visited_20_Internet_20_Link">SC Magazine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P2"><text:a xlink:type="simple" xlink:href="http://www.virginia.edu/informationsecurity/Jan-22-incident-FAQs/" text:style-name="Internet_20_link" text:visited-style-name="Visited_20_Internet_20_Link">Университет Вирджинии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Table_20_Contents"/>
          </table:table-cell>
        </table:table-row>
      </table:table>
      <text:p text:style-name="P3"/>
      <text:p text:style-name="P3"/>
      <text:p text:style-name="P7">Вопросы для размышления</text:p>
      <text:p text:style-name="P4"/>
      <text:p text:style-name="P4"><text:tab/>Вы ознакомились со случаями нарушения систем безопасности. Что можно сделать, чтобы предотвратить такие ситуации?</text:p>
      <text:p text:style-name="P4"/>
      <text:p text:style-name="P4"/>
      <text:p text:style-name="P4"><draw:line text:anchor-type="paragraph" draw:z-index="0" draw:name="Фигура1" draw:style-name="gr1" draw:text-style-name="P9" svg:x1="0.034cm" svg:y1="0.139cm" svg:x2="16.729cm" svg:y2="0.007cm"><text:p/></draw:line></text:p>
      <text:p text:style-name="P4"/>
      <text:p text:style-name="P4"><draw:line text:anchor-type="paragraph" draw:z-index="1" draw:name="Фигура1" draw:style-name="gr1" draw:text-style-name="P9" svg:x1="0.034cm" svg:y1="0.139cm" svg:x2="16.729cm" svg:y2="0.007cm"><text:p/></draw:line></text:p>
      <text:p text:style-name="P4"/>
      <text:p text:style-name="P5"><draw:line text:anchor-type="paragraph" draw:z-index="2" draw:name="Фигура1" draw:style-name="gr1" draw:text-style-name="P9" svg:x1="0.034cm" svg:y1="0.139cm" svg:x2="16.729cm" svg:y2="0.007cm"><text:p/></draw:line></text:p>
      <text:p text:style-name="P5"/>
      <text:p text:style-name="P4"><draw:line text:anchor-type="paragraph" draw:z-index="3" draw:name="Фигура1" draw:style-name="gr1" draw:text-style-name="P9" svg:x1="0.034cm" svg:y1="0.139cm" svg:x2="16.729cm" svg:y2="0.007cm"><text:p/></draw:line></text:p>
      <text:p text:style-name="P4"/>
      <text:p text:style-name="P4"><draw:line text:anchor-type="paragraph" draw:z-index="4" draw:name="Фигура1" draw:style-name="gr1" draw:text-style-name="P9" svg:x1="0.034cm" svg:y1="0.139cm" svg:x2="16.729cm" svg:y2="0.007cm"><text:p/></draw:lin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7:06:58.652530756</meta:creation-date>
    <dc:date>2018-08-24T10:09:28.553201894</dc:date>
    <meta:editing-duration>PT58M10S</meta:editing-duration>
    <meta:editing-cycles>7</meta:editing-cycles>
    <meta:generator>LibreOffice/6.0.3.2$Linux_X86_64 LibreOffice_project/00m0$Build-2</meta:generator>
    <meta:document-statistic meta:table-count="1" meta:image-count="0" meta:object-count="0" meta:page-count="1" meta:paragraph-count="12" meta:word-count="44" meta:character-count="350" meta:non-whitespace-character-count="317"/>
  </office:meta>
</office:document-meta>
</file>